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)" office:value-type="float" office:value="131900">
            <text:p>131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)" office:value-type="float" office:value="77900">
            <text:p>779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54000">
            <text:p>54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10000">
            <text:p>10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table:number-columns-repeated="3"/>
          <table:table-cell table:style-name="ce2" table:formula="of:=SUM([.B59:.F59])" office:value-type="float" office:value="14300">
            <text:p>14300</text:p>
          </table:table-cell>
          <table:table-cell table:formula="of:=SUM([.B82:.F82])" office:value-type="float" office:value="733.947368421053">
            <text:p>733.9473684211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733.947368421053">
            <text:p>733.9473684211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733.947368421053">
            <text:p>733.9473684211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378.947368421053">
            <text:p>378.9473684211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733.947368421053">
            <text:p>733.9473684211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table:number-columns-repeated="2"/>
          <table:table-cell table:formula="of:=SUM([.B82:.F82])" office:value-type="float" office:value="733.947368421053">
            <text:p>733.9473684211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B82:.F82])" office:value-type="float" office:value="733.947368421053">
            <text:p>733.9473684211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5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355">
            <text:p>355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5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733.947368421053">
            <text:p>733.9473684211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B82])" office:value-type="float" office:value="355">
            <text:p>355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E82])" office:value-type="float" office:value="733.947368421053">
            <text:p>733.947368421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733.947368421053">
            <text:p>733.9473684211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733.947368421053">
            <text:p>733.9473684211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])" office:value-type="float" office:value="378.947368421053">
            <text:p>378.9473684211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733.947368421053">
            <text:p>733.9473684211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733.947368421053">
            <text:p>733.9473684211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733.947368421053">
            <text:p>733.9473684211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733.947368421053">
            <text:p>733.9473684211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733.947368421053">
            <text:p>733.9473684211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733.947368421053">
            <text:p>733.9473684211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733.947368421053">
            <text:p>733.9473684211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0">
            <text:p>0</text:p>
          </table:table-cell>
          <table:table-cell table:formula="of:=[.E59]/19" office:value-type="float" office:value="0">
            <text:p>0</text:p>
          </table:table-cell>
          <table:table-cell table:formula="of:=[.F59]/22" office:value-type="float" office:value="0">
            <text:p>0</text:p>
          </table:table-cell>
          <table:table-cell/>
          <table:table-cell table:style-name="ce2" table:formula="of:=SUM([.H59:.H81])" office:value-type="float" office:value="14300">
            <text:p>14300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4/19/2016</text:date>, <text:time>11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9T11:02:35</dc:date>
    <meta:editing-duration>P6DT9H16M1S</meta:editing-duration>
    <meta:editing-cycles>2263</meta:editing-cycles>
    <meta:generator>OpenOffice/4.1.1$Unix OpenOffice.org_project/411m6$Build-9775</meta:generator>
    <dc:creator>Hasmik Dabaghyan</dc:creator>
    <meta:document-statistic meta:table-count="13" meta:cell-count="5543" meta:object-count="0"/>
  </office:meta>
</office:document-meta>
</file>